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in" fo:margin-left="0in" fo:margin-top="0in" fo:margin-bottom="0in" fo:break-before="auto" fo:break-after="auto" table:align="left"/>
    </style:style>
    <style:style style:name="Table1.A" style:family="table-column">
      <style:table-column-properties style:column-width="2.9472in"/>
    </style:style>
    <style:style style:name="Table1.B" style:family="table-column">
      <style:table-column-properties style:column-width="4.052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382in" fo:border="1pt solid #000000"/>
    </style:style>
    <style:style style:name="P1" style:family="paragraph" style:parent-style-name="Standard" style:master-pag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Standard">
      <style:paragraph-properties fo:margin-left="0in" fo:margin-right="0in" fo:margin-top="0in" fo:margin-bottom="0.0598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.0598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.0299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5" style:family="paragraph" style:parent-style-name="Standard">
      <style:paragraph-properties fo:break-before="auto" fo:break-after="auto" fo:padding="0in" fo:border="none"/>
    </style:style>
    <style:style style:name="P6" style:family="paragraph" style:parent-style-name="Standard">
      <style:paragraph-properties fo:break-before="auto" fo:break-after="auto" fo:padding="0in" fo:border="none"/>
      <style:text-properties fo:font-variant="normal" fo:text-transform="none" fo:color="#000000" style:text-line-through-style="none" style:text-line-through-type="none" style:text-position="0% 100%" style:font-name="Trebuchet MS" fo:font-size="9pt" fo:font-style="normal" style:text-underline-style="none" fo:font-weight="normal" style:font-name-asian="Trebuchet MS1" style:font-size-asian="9pt" style:font-style-asian="normal" style:font-weight-asian="normal" style:font-name-complex="Trebuchet MS1" style:font-size-complex="9pt"/>
    </style:style>
    <style:style style:name="P7" style:family="paragraph" style:parent-style-name="Standard">
      <style:paragraph-properties fo:break-before="auto" fo:break-after="auto" fo:padding="0in" fo:border="none"/>
      <style:text-properties fo:font-variant="normal" fo:text-transform="none" fo:color="#000000" style:text-line-through-style="none" style:text-line-through-type="none" style:text-position="0% 100%" style:font-name="Georgia" fo:font-size="11pt" fo:font-style="normal" style:text-underline-style="none" fo:font-weight="normal" style:font-name-asian="Georgia1" style:font-size-asian="11pt" style:font-style-asian="normal" style:font-weight-asian="normal" style:font-name-complex="Georgia1" style:font-size-complex="11pt"/>
    </style:style>
    <style:style style:name="P8" style:family="paragraph" style:parent-style-name="Standard">
      <style:paragraph-properties fo:break-before="auto" fo:break-after="auto" fo:padding="0in" fo:border="none"/>
      <style:text-properties fo:font-variant="normal" fo:text-transform="none" fo:font-size="11pt" style:font-size-asian="11pt" style:font-size-complex="11pt"/>
    </style:style>
    <style:style style:name="P9" style:family="paragraph" style:parent-style-name="Standard">
      <style:paragraph-properties fo:margin-left="0.25in" fo:margin-right="0in" fo:margin-top="0.2in" fo:margin-bottom="0.0598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.25in" fo:margin-right="0in" fo:margin-top="0.2in" fo:margin-bottom="0.0598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eorgia" fo:font-size="11pt" fo:font-style="normal" style:text-underline-style="none" fo:font-weight="normal" style:font-name-asian="Georgia1" style:font-size-asian="11pt" style:font-style-asian="normal" style:font-weight-asian="normal" style:font-name-complex="Georgia1" style:font-size-complex="11pt"/>
    </style:style>
    <style:style style:name="P11" style:family="paragraph" style:parent-style-name="Standard">
      <style:paragraph-properties fo:margin-left="0.25in" fo:margin-right="0in" fo:margin-top="0in" fo:margin-bottom="0.0201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.25in" fo:margin-right="0in" fo:margin-top="0in" fo:margin-bottom="0.0201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eorgia" fo:font-size="11pt" fo:font-style="normal" style:text-underline-style="none" fo:font-weight="normal" style:font-name-asian="Georgia1" style:font-size-asian="11pt" style:font-style-asian="normal" style:font-weight-asian="normal" style:font-name-complex="Georgia1" style:font-size-complex="11pt"/>
    </style:style>
    <style:style style:name="P13" style:family="paragraph" style:parent-style-name="Standard" style:list-style-name="WWNum5">
      <style:paragraph-properties fo:margin-left="0.5in" fo:margin-right="0in" fo:margin-top="0in" fo:margin-bottom="0.0201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4" style:family="paragraph" style:parent-style-name="Standard" style:list-style-name="WWNum1">
      <style:paragraph-properties fo:margin-left="0.5in" fo:margin-right="0in" fo:margin-top="0in" fo:margin-bottom="0.0201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5" style:family="paragraph" style:parent-style-name="Standard" style:list-style-name="WWNum2">
      <style:paragraph-properties fo:margin-left="0.5in" fo:margin-right="0in" fo:margin-top="0in" fo:margin-bottom="0.0201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6" style:family="paragraph" style:parent-style-name="Standard" style:list-style-name="WWNum3">
      <style:paragraph-properties fo:margin-left="0.5in" fo:margin-right="0in" fo:margin-top="0in" fo:margin-bottom="0.0201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7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8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9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0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1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2" style:family="paragraph" style:parent-style-name="Standard" style:list-style-name="WWNum4">
      <style:paragraph-properties fo:margin-left="0.5in" fo:margin-right="0in" fo:margin-top="0.0598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rebuchet MS" fo:font-size="24pt" fo:font-style="normal" style:text-underline-style="none" fo:font-weight="bold" style:font-name-asian="Trebuchet MS1" style:font-size-asian="24pt" style:font-style-asian="normal" style:font-weight-asian="bold" style:font-name-complex="Trebuchet MS1" style:font-size-complex="2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rebuchet MS" fo:font-size="9pt" fo:font-style="normal" style:text-underline-style="none" fo:font-weight="normal" style:font-name-asian="Trebuchet MS1" style:font-size-asian="9pt" style:font-style-asian="normal" style:font-weight-asian="normal" style:font-name-complex="Trebuchet MS1" style:font-size-complex="9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rebuchet MS" fo:font-size="9pt" fo:font-style="normal" style:text-underline-style="none" fo:font-weight="bold" style:font-name-asian="Trebuchet MS1" style:font-size-asian="9pt" style:font-style-asian="normal" style:font-weight-asian="bold" style:font-name-complex="Trebuchet MS1" style:font-size-complex="9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rebuchet MS" fo:font-size="14pt" fo:font-style="normal" style:text-underline-style="none" fo:font-weight="bold" style:font-name-asian="Trebuchet MS1" style:font-size-asian="14pt" style:font-style-asian="normal" style:font-weight-asian="bold" style:font-name-complex="Trebuchet MS1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eorgia" fo:font-size="11pt" fo:font-style="normal" style:text-underline-style="none" fo:font-weight="bold" style:font-name-asian="Georgia1" style:font-size-asian="11pt" style:font-style-asian="normal" style:font-weight-asian="bold" style:font-name-complex="Georgia1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eorgia" fo:font-size="11pt" fo:font-style="normal" style:text-underline-style="none" fo:font-weight="normal" style:font-name-asian="Georgia1" style:font-size-asian="11pt" style:font-style-asian="normal" style:font-weight-asian="normal" style:font-name-complex="Georgia1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Georgia" fo:font-size="11pt" fo:font-style="normal" style:text-underline-style="solid" style:text-underline-width="auto" style:text-underline-color="font-color" fo:font-weight="normal" style:font-name-asian="Georgia1" style:font-size-asian="11pt" style:font-style-asian="normal" style:font-weight-asian="normal" style:font-name-complex="Georgia1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eorgia" fo:font-size="10pt" fo:font-style="normal" style:text-underline-style="none" fo:font-weight="normal" style:font-name-asian="Georgia1" style:font-size-asian="10pt" style:font-style-asian="normal" style:font-weight-asian="normal" style:font-name-complex="Georgia1" style:font-size-complex="10pt"/>
    </style:style>
    <style:style style:name="T9" style:family="text">
      <style:text-properties fo:font-variant="normal" fo:text-transform="none" fo:font-size="11pt" style:font-size-asian="11pt" style:font-size-complex="11pt"/>
    </style:style>
    <style:style style:name="T10" style:family="text">
      <style:text-properties fo:font-variant="normal" fo:text-transform="none" fo:font-size="11pt" style:text-underline-style="solid" style:text-underline-width="auto" style:text-underline-color="font-color" style:font-size-asian="11pt" style:font-size-complex="11pt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Trebuchet MS" fo:font-size="9pt" fo:font-style="normal" style:text-underline-style="none" fo:font-weight="bold" style:font-name-asian="Trebuchet MS1" style:font-size-asian="9pt" style:font-style-asian="normal" style:font-weight-asian="bold" style:font-name-complex="Trebuchet MS1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1">ANDREW W. ROSS</text:span></text:p>
          </table:table-cell>
          <table:table-cell table:style-name="Table1.A1" office:value-type="string">
            <text:p text:style-name="P4"><text:span text:style-name="T2">Email: andrew.ross@humanGeo.com · Tel: 289-646-1511</text:span></text:p>
            <text:p text:style-name="P4"><text:span text:style-name="T2">Address: 3522 Heritage Lane, Vineland, Ontario</text:span></text:p>
            <text:p text:style-name="P4"><text:span text:style-name="T2">Citizenship: Canadian</text:span></text:p>
          </table:table-cell>
        </table:table-row>
      </table:table>
      <text:p text:style-name="P6"/>
      <text:p text:style-name="P6"/>
      <text:p text:style-name="P2"><text:span text:style-name="T4">SUMMARY</text:span></text:p>
      <text:p text:style-name="P5"><text:span text:style-name="T9">Geographic information system (GIS) professional with extensive experience providing GIS and mapping services and analysis. <text:s/>Specializing in</text:span><text:span text:style-name="T10"> Spatial Data Management</text:span><text:span text:style-name="T9">,</text:span><text:span text:style-name="T10"> Geodatabase design</text:span><text:span text:style-name="T9">,</text:span><text:span text:style-name="T10"> Spatial ETL</text:span><text:span text:style-name="T9">, and Web-Application development. <text:s/>Strong communication skills, able to</text:span><text:span text:style-name="T10"> engage technical and non-technical clients</text:span><text:span text:style-name="T9"> to define needs and requirements for mapping and GIS solutions. <text:s/>Expert use of</text:span><text:span text:style-name="T10"> ESRI ArcGIS, Model Builder, and Python</text:span><text:span text:style-name="T9">.</text:span></text:p>
      <text:p text:style-name="P5"><text:span text:style-name="T9">Geographic information system (GIS) professional with extensive experience providing GIS and mapping services and analysis. <text:s/>Specializing in</text:span><text:span text:style-name="T10"> Spatial Data Management</text:span><text:span text:style-name="T9">, Geodatabase design,</text:span><text:span text:style-name="T10"> Spatial ETL</text:span><text:span text:style-name="T9">, and</text:span><text:span text:style-name="T10"> Geospatial Analysis</text:span><text:span text:style-name="T9">. <text:s/>Strong communication skills, able to</text:span><text:span text:style-name="T10"> engage technical and non-technical clients</text:span><text:span text:style-name="T9"> to define needs and requirements for mapping and GIS solutions. <text:s/>Expert use of</text:span><text:span text:style-name="T10"> ESRI ArcGIS</text:span><text:span text:style-name="T9">,</text:span><text:span text:style-name="T10"> Model Builder</text:span><text:span text:style-name="T9">, and</text:span><text:span text:style-name="T10"> Python</text:span><text:span text:style-name="T9">.</text:span></text:p>
      <text:p text:style-name="P8"/>
      <text:p text:style-name="P8"/>
      <text:p text:style-name="P8"/>
      <text:p text:style-name="P2"><text:span text:style-name="T4">PROFESSIONAL EXPERIENCE</text:span></text:p>
      <text:p text:style-name="P9"><text:span text:style-name="T5">GIS Analyst</text:span><text:span text:style-name="T6">, BC Transit, Victoria, Canada (January 2013 – Current)</text:span></text:p>
      <text:p text:style-name="P11"><text:span text:style-name="T6">Responsible for</text:span></text:p>
      <text:p text:style-name="P11"><text:span text:style-name="T6">- province-wide transit data</text:span></text:p>
      <text:p text:style-name="P11"><text:span text:style-name="T6">- systems to manage and process very large data sets of ridership data</text:span></text:p>
      <text:p text:style-name="P11"><text:span text:style-name="T6">- delivery high-quality GIS support services</text:span></text:p>
      <text:p text:style-name="P11"><text:span text:style-name="T6">- GIS innovation</text:span></text:p>
      <text:p text:style-name="P11"><text:span text:style-name="T6">Relational Database Management Systems (RDBMS). </text:span></text:p>
      <text:p text:style-name="P11"><text:span text:style-name="T6">managing the deployment of</text:span><text:span text:style-name="T7"> web-based spatial data-sharing platforms</text:span><text:span text:style-name="T6"> in multiple countries, to support national disaster risk mitigation efforts. <text:s/>Working with government ministries to define data requirements, consolidate and managing disparate data sets, and build comprehensive geodatabases.</text:span></text:p>
      <text:p text:style-name="P11"><text:span text:style-name="T6">Responsible for deploying of</text:span><text:span text:style-name="T7"> geospatial warehouses</text:span><text:span text:style-name="T6"> in multiple countries, to support national</text:span><text:span text:style-name="T7"> disaster risk mitigation</text:span><text:span text:style-name="T6"> efforts. <text:s/>Working with government ministries to define data requirements, consolidate disparate national data sets, and build comprehensive geodatabases.</text:span></text:p>
      <text:list xml:id="list1921332866" text:style-name="WWNum5">
        <text:list-item>
          <text:p text:style-name="P13"><text:span text:style-name="T6">Deployed</text:span><text:span text:style-name="T7"> national spatial data warehouse</text:span><text:span text:style-name="T6"> of St. Lucia for natural disaster and risk information. <text:s/>Responsible for coordinating with line ministries to identify and key spatial data sets, training users and administration staff, and establishing data maintenance policies. <text:s/>System available at: http://sling.gosl.gov.lc</text:span></text:p>
        </text:list-item>
      </text:list>
      <text:p text:style-name="P9"><text:span text:style-name="T6">Consultant, World Bank,</text:span><text:span text:style-name="T8"> </text:span><text:span text:style-name="T6">Washington,</text:span><text:span text:style-name="T8"> </text:span><text:span text:style-name="T6">USA (October 2011 –</text:span><text:span text:style-name="T8"> </text:span><text:span text:style-name="T6">December 2012)</text:span></text:p>
      <text:p text:style-name="P11"><text:span text:style-name="T6">Responsible for managing the deployment of</text:span><text:span text:style-name="T7"> web-based spatial data-sharing platforms</text:span><text:span text:style-name="T6"> in multiple countries, to support national disaster risk mitigation efforts. <text:s/>Working with government ministries to define data requirements, consolidate and managing disparate data sets, and build comprehensive geodatabases.</text:span></text:p>
      <text:p text:style-name="P11"><text:span text:style-name="T6">Responsible for deploying of</text:span><text:span text:style-name="T7"> geospatial warehouses</text:span><text:span text:style-name="T6"> in multiple countries, to support national</text:span><text:span text:style-name="T7"> disaster risk mitigation</text:span><text:span text:style-name="T6"> efforts. <text:s/>Working with government ministries to define data requirements, consolidate disparate national data sets, and build comprehensive geodatabases.</text:span></text:p>
      <text:list xml:id="list93816468168380" text:continue-numbering="true" text:style-name="WWNum5">
        <text:list-item>
          <text:p text:style-name="P13"><text:span text:style-name="T6">Deployed</text:span><text:span text:style-name="T7"> national spatial data warehouse</text:span><text:span text:style-name="T6"> of St. Lucia for natural disaster and risk information. <text:s/>Responsible for coordinating with line ministries to identify and key spatial data sets, training users and administration staff, and establishing data maintenance policies. <text:s/>System available at: http://sling.gosl.gov.lc</text:span></text:p>
        </text:list-item>
      </text:list>
      <text:p text:style-name="P9"><text:soft-page-break/><text:span text:style-name="T6">GIS Consultant, humanGeo, Niagara, Canada (August 2010 – October 2011)</text:span></text:p>
      <text:p text:style-name="P11"><text:span text:style-name="T6">Responsible for developing and managing GIS and information management tools and services for international organizations in developing countries. <text:s/>Specifically worked to identify and evaluate local data resources, geodatabase design, geospatial multivariate analysis, and manage field surveys. <text:s/>Extensive use of ESRI ArcGIS, and ArcGIS toolbox &amp; Model Builder development with Python. <text:s/></text:span></text:p>
      <text:p text:style-name="P12"/>
      <text:p text:style-name="P11"><text:span text:style-name="T6">Responsible for developing and managing GIS and information management tools and services in tough environments and developing countries. <text:s/>Specifically worked to identify and evaluate local data resources, geodatabase design, and deliver appropriate web and desktop GIS applications. <text:s/>Extensive use of ESRI ArcGIS, Python, JavaScript and spatial SQL.</text:span></text:p>
      <text:p text:style-name="P9"><text:span text:style-name="T6">Principal GIS Development Specialist, Development Alternatives Inc., Washington, USA (December 2006 – July 2010)</text:span></text:p>
      <text:p text:style-name="P11"><text:span text:style-name="T6">Responsible for development and deployment of GIS applications. <text:s/>Managed enterprise warehouse of spatial data with detailed metadata. <text:s/>Conducted user requirements, business analysis, and GIS training. <text:s/>Extensive use of ESRI ArcGIS server and desktop software, application development with visualBasic, and Python. <text:s/>Database management with MS SQL server and PostgreSQL/PostGIS.</text:span></text:p>
      <text:p text:style-name="P11"><text:span text:style-name="T6">Responsible for development and deployment of GIS maps and analysis. <text:s/>Managed enterprise warehouse of spatial data with detailed metadata. <text:s/>Conducted user requirements, business analysis, and GIS training. <text:s/>Extensive use of ESRI ArcGIS server and desktop software, application development with visualBasic, and Python.</text:span></text:p>
      <text:list xml:id="list3335413331" text:style-name="WWNum1">
        <text:list-item>
          <text:p text:style-name="P17"><text:span text:style-name="T7">Promoted</text:span><text:span text:style-name="T6"> from GIS Engineer to Principal GIS Development Specialist.</text:span></text:p>
        </text:list-item>
        <text:list-item>
          <text:p text:style-name="P17"><text:span text:style-name="T6">Led development team for</text:span><text:span text:style-name="T7"> USAID's Activity Tracking System</text:span><text:span text:style-name="T6"> in FATA Pakistan currently used to consolidate data on thousands of partner and contractor activities in the region.</text:span></text:p>
        </text:list-item>
        <text:list-item>
          <text:p text:style-name="P17"><text:span text:style-name="T6">Developed and deployed</text:span><text:span text:style-name="T7"> Global Development Alliance mapping system</text:span><text:span text:style-name="T6"> visualizing USAID's global partnerships with major corporations around the world.</text:span></text:p>
        </text:list-item>
        <text:list-item>
          <text:p text:style-name="P14"><text:span text:style-name="T6">Developed prototype</text:span><text:span text:style-name="T7"> National Mapping &amp; Statistical Research Tool</text:span><text:span text:style-name="T6">, to research &amp; map national statistics for Federal and Provincial Legislature in Pakistan.</text:span></text:p>
        </text:list-item>
      </text:list>
      <text:p text:style-name="P10"/>
      <text:p text:style-name="P9"><text:span text:style-name="T6">GIS Consultant, humanGeo, Ottawa, Canada (April 2003 – November 2006)</text:span></text:p>
      <text:p text:style-name="P11"><text:span text:style-name="T6">Designed, developed, and deployed GIS and information management systems to collect and consolidate field-based data and information. <text:s/>Extensive travelling and field work. <text:s/>Responsible for identifying data sources, establishing data sharing agreements, and implementing protocols for cleaning and consolidating disparate data and information. <text:s/>Provided data modelling, spatial analysis, and GIS start-to-end project management.</text:span></text:p>
      <text:list xml:id="list2406654240" text:style-name="WWNum2">
        <text:list-item>
          <text:p text:style-name="P18"><text:span text:style-name="T6">Designed and deployed</text:span><text:span text:style-name="T7"> Health Information System</text:span><text:span text:style-name="T6"> for United Nations High Commissioner for Refugees (UNHCR) in Tanzania. <text:s/>System consolidated health data from thousands of individuals, and supported national refugee health programs. <text:s/>Responsible for system launch and field training.</text:span></text:p>
        </text:list-item>
        <text:list-item>
          <text:p text:style-name="P15"><text:span text:style-name="T6">Built GIS component of</text:span><text:span text:style-name="T7"> cyber-network infrastructure management</text:span><text:span text:style-name="T6"> system for Public Safety and Emergency Preparedness Canada (PSEPC), providing visualization &amp; analysis of physical threats to network infrastructure. <text:s/>Developed with visualBasic, ESRI ArcObjects and ArcGIS.</text:span></text:p>
        </text:list-item>
      </text:list>
      <text:p text:style-name="P9"><text:span text:style-name="T6">GIS and Info Management Consultant, United Nations High Commissioner for Refugees (UNHCR), Sri Lanka (May 2002–March 2003)</text:span></text:p>
      <text:p text:style-name="P11"><text:span text:style-name="T6">Hired from Canada to establish GIS unit with protocols for data collection and standards for map production. <text:s/>Developed GIS products to monitor program activities.</text:span></text:p>
      <text:list xml:id="list3787235524" text:style-name="WWNum3">
        <text:list-item>
          <text:p text:style-name="P19"><text:span text:style-name="T7">Established GIS unit</text:span><text:span text:style-name="T6">, designed data management policies and workflows, negotiated data-sharing agreements with concomitant organizations, standardized GIS products and outputs.</text:span></text:p>
        </text:list-item>
        <text:list-item>
          <text:p text:style-name="P16"><text:span text:style-name="T6">Developed and launched</text:span><text:span text:style-name="T7"> national refugee tracking system</text:span><text:span text:style-name="T6"> to report on migration of all refugees throughout Sri Lanka. <text:s/>System provided maps and monthly statistics for national and local government. <text:s/>Programmed with visualBasic and ESRI ArcView.</text:span></text:p>
        </text:list-item>
      </text:list>
      <text:p text:style-name="P10"/>
      <text:p text:style-name="P7"/>
      <text:p text:style-name="P2"><text:span text:style-name="T4">EDUCATION</text:span></text:p>
      <text:list xml:id="list3452920396" text:style-name="WWNum4">
        <text:list-item>
          <text:p text:style-name="P22"><text:span text:style-name="T6">M.Sc.,</text:span><text:span text:style-name="T5"> Computer Science</text:span><text:span text:style-name="T6">, Queen’s University</text:span></text:p>
        </text:list-item>
        <text:list-item>
          <text:p text:style-name="P20"><text:span text:style-name="T6">Graduate Diploma,</text:span><text:span text:style-name="T5"> International Development</text:span><text:span text:style-name="T6">, University of Ottawa</text:span></text:p>
        </text:list-item>
        <text:list-item>
          <text:p text:style-name="P20"><text:span text:style-name="T6">B.A. (honours),</text:span><text:span text:style-name="T5"> Computer Science &amp; Psychology</text:span><text:span text:style-name="T6">, Queen’s University</text:span></text:p>
        </text:list-item>
        <text:list-item>
          <text:p text:style-name="P20"><text:soft-page-break/><text:span text:style-name="T6">Private Pilot's License</text:span></text:p>
        </text:list-item>
        <text:list-item>
          <text:p text:style-name="P20"><text:span text:style-name="T6">M.Sc.,</text:span><text:span text:style-name="T5"> Computer Science</text:span><text:span text:style-name="T6">, Queen’s University (Sep 1986 - Nov 1991)</text:span></text:p>
        </text:list-item>
        <text:list-item>
          <text:p text:style-name="P20"><text:span text:style-name="T6">Graduate Diploma,</text:span><text:span text:style-name="T5"> International Development</text:span><text:span text:style-name="T6">, University of Ottawa (Sep 1992 - Jun 1994)</text:span></text:p>
        </text:list-item>
        <text:list-item>
          <text:p text:style-name="P20"><text:span text:style-name="T6">B.A. (honours),</text:span><text:span text:style-name="T5"> Computer Science &amp; Psychology</text:span><text:span text:style-name="T6">, Queen’s University (Sep 1993 - May 1996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eorgia" fo:font-size="10pt" fo:language="en" fo:country="US" style:letter-kerning="false" style:font-name-asian="Georgia1" style:font-size-asian="10pt" style:language-asian="zh" style:country-asian="CN" style:font-name-complex="Georgi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Georgia" fo:font-size="10pt" fo:language="en" fo:country="US" style:letter-kerning="false" style:font-name-asian="Georgia1" style:font-size-asian="10pt" style:language-asian="zh" style:country-asian="CN" style:font-name-complex="Georgia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break-before="auto" fo:break-after="auto" fo:keep-with-next="always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break-before="auto" fo:break-after="auto" fo:keep-with-next="always"/>
      <style:text-properties fo:font-variant="normal" fo:text-transform="none"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0835in" loext:contextual-spacing="false" fo:line-height="100%" fo:break-before="auto" fo:break-after="auto" fo:keep-with-next="always"/>
      <style:text-properties fo:font-variant="normal" fo:text-transform="none"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break-before="auto" fo:break-after="auto" fo:keep-with-next="always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break-before="auto" fo:break-after="auto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break-before="auto" fo:break-after="auto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417in" loext:contextual-spacing="false" fo:line-height="100%" fo:text-align="center" style:justify-single-word="false" fo:break-before="auto" fo:break-after="auto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break-before="auto" fo:break-after="auto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Footer" style:family="paragraph" style:parent-style-name="Standard" style:class="extra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28" style:display-name="ListLabel 2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29" style:display-name="ListLabel 2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30" style:display-name="ListLabel 3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31" style:display-name="ListLabel 3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32" style:display-name="ListLabel 3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33" style:display-name="ListLabel 3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34" style:display-name="ListLabel 3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35" style:display-name="ListLabel 3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36" style:display-name="ListLabel 3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37" style:display-name="ListLabel 3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38" style:display-name="ListLabel 3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39" style:display-name="ListLabel 3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40" style:display-name="ListLabel 4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41" style:display-name="ListLabel 4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42" style:display-name="ListLabel 4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43" style:display-name="ListLabel 4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44" style:display-name="ListLabel 4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45" style:display-name="ListLabel 4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0.5in"/>
        </style:list-level-properties>
        <style:text-properties style:font-name="Verdana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margin-left="0.75in"/>
        </style:list-level-properties>
        <style:text-properties style:font-name="Verdana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margin-left="1in"/>
        </style:list-level-properties>
        <style:text-properties style:font-name="Verdana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margin-left="1.25in"/>
        </style:list-level-properties>
        <style:text-properties style:font-name="Verdana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fo:margin-left="1.5in"/>
        </style:list-level-properties>
        <style:text-properties style:font-name="Verdana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margin-left="1.75in"/>
        </style:list-level-properties>
        <style:text-properties style:font-name="Verdana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margin-left="2in"/>
        </style:list-level-properties>
        <style:text-properties style:font-name="Verdana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fo:margin-left="2.25in"/>
        </style:list-level-properties>
        <style:text-properties style:font-name="Verdana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margin-left="2.5in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margin-left="0.5in"/>
        </style:list-level-properties>
        <style:text-properties style:font-name="Verdana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fo:margin-left="0.75in"/>
        </style:list-level-properties>
        <style:text-properties style:font-name="Verdana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margin-left="1in"/>
        </style:list-level-properties>
        <style:text-properties style:font-name="Verdana"/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margin-left="1.25in"/>
        </style:list-level-properties>
        <style:text-properties style:font-name="Verdana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fo:margin-left="1.5in"/>
        </style:list-level-properties>
        <style:text-properties style:font-name="Verdana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margin-left="1.75in"/>
        </style:list-level-properties>
        <style:text-properties style:font-name="Verdana"/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margin-left="2in"/>
        </style:list-level-properties>
        <style:text-properties style:font-name="Verdana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fo:margin-left="2.25in"/>
        </style:list-level-properties>
        <style:text-properties style:font-name="Verdana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margin-left="2.5in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margin-left="0.5in"/>
        </style:list-level-properties>
        <style:text-properties style:font-name="Verdana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fo:margin-left="0.75in"/>
        </style:list-level-properties>
        <style:text-properties style:font-name="Verdana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margin-left="1in"/>
        </style:list-level-properties>
        <style:text-properties style:font-name="Verdana"/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margin-left="1.25in"/>
        </style:list-level-properties>
        <style:text-properties style:font-name="Verdana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fo:margin-left="1.5in"/>
        </style:list-level-properties>
        <style:text-properties style:font-name="Verdana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margin-left="1.75in"/>
        </style:list-level-properties>
        <style:text-properties style:font-name="Verdana"/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margin-left="2in"/>
        </style:list-level-properties>
        <style:text-properties style:font-name="Verdana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fo:margin-left="2.25in"/>
        </style:list-level-properties>
        <style:text-properties style:font-name="Verdana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margin-left="2.5in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•" text:bullet-char="•">
        <style:list-level-properties text:list-level-position-and-space-mode="label-alignment">
          <style:list-level-label-alignment text:label-followed-by="listtab" fo:margin-left="0.5in"/>
        </style:list-level-properties>
        <style:text-properties style:font-name="Verdana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fo:margin-left="0.5in"/>
        </style:list-level-properties>
        <style:text-properties style:font-name="Verdana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margin-left="0.5in"/>
        </style:list-level-properties>
        <style:text-properties style:font-name="Verdana"/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 fo:margin-left="0.5in"/>
        </style:list-level-properties>
        <style:text-properties style:font-name="Verdana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fo:margin-left="0.5in"/>
        </style:list-level-properties>
        <style:text-properties style:font-name="Verdana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margin-left="0.5in"/>
        </style:list-level-properties>
        <style:text-properties style:font-name="Verdana"/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 fo:margin-left="0.5in"/>
        </style:list-level-properties>
        <style:text-properties style:font-name="Verdana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fo:margin-left="0.5in"/>
        </style:list-level-properties>
        <style:text-properties style:font-name="Verdana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margin-left="0.5in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•" text:bullet-char="•">
        <style:list-level-properties text:list-level-position-and-space-mode="label-alignment">
          <style:list-level-label-alignment text:label-followed-by="listtab" fo:margin-left="0.5in"/>
        </style:list-level-properties>
        <style:text-properties style:font-name="Verdana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fo:margin-left="0.75in"/>
        </style:list-level-properties>
        <style:text-properties style:font-name="Verdana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margin-left="1in"/>
        </style:list-level-properties>
        <style:text-properties style:font-name="Verdana"/>
      </text:list-level-style-bullet>
      <text:list-level-style-bullet text:level="4" text:style-name="ListLabel_20_40" style:num-suffix="•" text:bullet-char="•">
        <style:list-level-properties text:list-level-position-and-space-mode="label-alignment">
          <style:list-level-label-alignment text:label-followed-by="listtab" fo:margin-left="1.25in"/>
        </style:list-level-properties>
        <style:text-properties style:font-name="Verdana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fo:margin-left="1.5in"/>
        </style:list-level-properties>
        <style:text-properties style:font-name="Verdana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margin-left="1.75in"/>
        </style:list-level-properties>
        <style:text-properties style:font-name="Verdana"/>
      </text:list-level-style-bullet>
      <text:list-level-style-bullet text:level="7" text:style-name="ListLabel_20_43" style:num-suffix="•" text:bullet-char="•">
        <style:list-level-properties text:list-level-position-and-space-mode="label-alignment">
          <style:list-level-label-alignment text:label-followed-by="listtab" fo:margin-left="2in"/>
        </style:list-level-properties>
        <style:text-properties style:font-name="Verdana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fo:margin-left="2.25in"/>
        </style:list-level-properties>
        <style:text-properties style:font-name="Verdana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margin-left="2.5in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0598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rebuchet MS" fo:font-size="9pt" fo:font-style="normal" style:text-underline-style="none" fo:font-weight="bold" style:font-name-asian="Trebuchet MS1" style:font-size-asian="9pt" style:font-style-asian="normal" style:font-weight-asian="bold" style:font-name-complex="Trebuchet MS1" style:font-size-complex="9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rebuchet MS" fo:font-size="9pt" fo:font-style="normal" style:text-underline-style="none" fo:font-weight="bold" style:font-name-asian="Trebuchet MS1" style:font-size-asian="9pt" style:font-style-asian="normal" style:font-weight-asian="bold" style:font-name-complex="Trebuchet MS1" style:font-size-complex="9pt"/>
    </style:style>
    <style:page-layout style:name="Mpm1">
      <style:page-layout-properties fo:page-width="8.5in" fo:page-height="11in" style:num-format="1" style:print-orientation="portrait" fo:margin-top="1in" fo:margin-bottom="0.5in" fo:margin-left="0.75in" fo:margin-right="0.7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Andrew W. Ross <text:s/></text:span><text:span text:style-name="MT2">2010 06 22</text:span><text:span text:style-name="MT1"><text:tab/>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49" meta:word-count="997" meta:character-count="7551" meta:non-whitespace-character-count="6578"/>
    <meta:generator>LibreOfficeDev/6.0.5.2$Linux_X86_64 LibreOffice_project/</meta:generator>
  </office:meta>
</office:document-meta>
</file>